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keep-with-next="always"/>
    </style:style>
    <style:style style:name="P2" style:family="paragraph" style:parent-style-name="Standard">
      <style:text-properties fo:color="#800080" loext:opacity="100%" fo:font-size="28pt" fo:font-weight="bold" officeooo:rsid="0003519e" officeooo:paragraph-rsid="0003519e" style:font-size-asian="28pt" style:font-weight-asian="bold" style:font-size-complex="28pt" style:font-weight-complex="bold"/>
    </style:style>
    <style:style style:name="P3" style:family="paragraph" style:parent-style-name="Standard">
      <style:text-properties officeooo:paragraph-rsid="0003519e"/>
    </style:style>
    <style:style style:name="P4" style:family="paragraph" style:parent-style-name="Heading_20_3">
      <style:text-properties officeooo:paragraph-rsid="000b181a"/>
    </style:style>
    <style:style style:name="P5" style:family="paragraph" style:parent-style-name="Horizontal_20_Line">
      <style:text-properties officeooo:paragraph-rsid="000b181a"/>
    </style:style>
    <style:style style:name="P6" style:family="paragraph" style:parent-style-name="Preformatted_20_Text">
      <style:paragraph-properties style:writing-mode="lr-tb"/>
      <style:text-properties officeooo:paragraph-rsid="000b181a"/>
    </style:style>
    <style:style style:name="P7" style:family="paragraph" style:parent-style-name="Preformatted_20_Text">
      <style:paragraph-properties fo:margin-top="0cm" fo:margin-bottom="0.499cm" style:contextual-spacing="false" style:writing-mode="lr-tb"/>
      <style:text-properties officeooo:paragraph-rsid="000b181a"/>
    </style:style>
    <style:style style:name="P8" style:family="paragraph" style:parent-style-name="Horizontal_20_Line">
      <style:text-properties officeooo:paragraph-rsid="000a21cb"/>
    </style:style>
    <style:style style:name="P9" style:family="paragraph" style:parent-style-name="Preformatted_20_Text">
      <style:paragraph-properties style:writing-mode="lr-tb"/>
      <style:text-properties officeooo:paragraph-rsid="000a21cb"/>
    </style:style>
    <style:style style:name="P10" style:family="paragraph" style:parent-style-name="Preformatted_20_Text">
      <style:text-properties officeooo:paragraph-rsid="000a21cb"/>
    </style:style>
    <style:style style:name="P11" style:family="paragraph" style:parent-style-name="Preformatted_20_Text">
      <style:paragraph-properties fo:margin-left="0cm" fo:margin-right="0cm" fo:text-indent="0cm" style:auto-text-indent="false" style:writing-mode="lr-tb"/>
    </style:style>
    <style:style style:name="P1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3" style:family="paragraph" style:parent-style-name="Preformatted_20_Text">
      <style:paragraph-properties style:writing-mode="lr-tb"/>
    </style:style>
    <style:style style:name="P14" style:family="paragraph" style:parent-style-name="Preformatted_20_Text">
      <style:paragraph-properties fo:margin-top="0cm" fo:margin-bottom="0.499cm" style:contextual-spacing="false" style:writing-mode="lr-tb"/>
    </style:style>
    <style:style style:name="P15" style:family="paragraph" style:parent-style-name="Text_20_body">
      <style:text-properties officeooo:rsid="000f0aa8"/>
    </style:style>
    <style:style style:name="P16" style:family="paragraph" style:parent-style-name="Heading_20_3">
      <style:text-properties fo:color="#000000" loext:opacity="100%" fo:font-size="14pt" fo:font-weight="bold" officeooo:rsid="0003519e" officeooo:paragraph-rsid="0003519e" style:font-size-asian="14pt" style:font-weight-asian="bold" style:font-size-complex="14pt" style:font-weight-complex="bold"/>
    </style:style>
    <style:style style:name="P17" style:family="paragraph" style:parent-style-name="Heading_20_3">
      <style:text-properties officeooo:paragraph-rsid="0011b0a9"/>
    </style:style>
    <style:style style:name="P18" style:family="paragraph" style:parent-style-name="Preformatted_20_Text">
      <style:paragraph-properties fo:margin-top="0cm" fo:margin-bottom="0.499cm" style:contextual-spacing="false" style:writing-mode="lr-tb"/>
      <style:text-properties officeooo:paragraph-rsid="0011b0a9"/>
    </style:style>
    <style:style style:name="P19" style:family="paragraph" style:parent-style-name="Preformatted_20_Text">
      <style:text-properties officeooo:paragraph-rsid="00103f66"/>
    </style:style>
    <style:style style:name="P20" style:family="paragraph" style:parent-style-name="Preformatted_20_Text">
      <style:paragraph-properties style:writing-mode="lr-tb"/>
      <style:text-properties fo:background-color="#e6e905"/>
    </style:style>
    <style:style style:name="P21" style:family="paragraph" style:parent-style-name="Preformatted_20_Text">
      <style:text-properties fo:background-color="#e6e905"/>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2">
      <style:paragraph-properties fo:margin-top="0cm" fo:margin-bottom="0cm" style:contextual-spacing="false"/>
      <style:text-properties officeooo:paragraph-rsid="00056999"/>
    </style:style>
    <style:style style:name="P25" style:family="paragraph" style:parent-style-name="Text_20_body" style:list-style-name="L2">
      <style:text-properties officeooo:paragraph-rsid="00056999"/>
    </style:style>
    <style:style style:name="P26" style:family="paragraph" style:parent-style-name="Text_20_body" style:list-style-name="L3">
      <style:paragraph-properties fo:margin-top="0cm" fo:margin-bottom="0cm" style:contextual-spacing="false"/>
      <style:text-properties officeooo:paragraph-rsid="000a1ce3"/>
    </style:style>
    <style:style style:name="P27" style:family="paragraph" style:parent-style-name="Text_20_body" style:list-style-name="L3">
      <style:text-properties officeooo:paragraph-rsid="000a1ce3"/>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4">
      <style:text-properties officeooo:paragraph-rsid="000a1ce3"/>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text-properties officeooo:paragraph-rsid="000b181a"/>
    </style:style>
    <style:style style:name="P34" style:family="paragraph" style:parent-style-name="Text_20_body" style:list-style-name="L8"/>
    <style:style style:name="P35" style:family="paragraph" style:parent-style-name="Text_20_body" style:list-style-name="L9">
      <style:paragraph-properties fo:margin-top="0cm" fo:margin-bottom="0cm" style:contextual-spacing="false"/>
      <style:text-properties officeooo:paragraph-rsid="000a1ce3"/>
    </style:style>
    <style:style style:name="P36" style:family="paragraph" style:parent-style-name="Text_20_body" style:list-style-name="L9">
      <style:text-properties officeooo:paragraph-rsid="000a1ce3"/>
    </style:style>
    <style:style style:name="T1" style:family="text">
      <style:text-properties fo:color="#000000" loext:opacity="100%" fo:font-size="14pt" fo:font-weight="normal" officeooo:rsid="0003519e" style:font-size-asian="14pt" style:font-weight-asian="normal" style:font-size-complex="14pt" style:font-weight-complex="normal"/>
    </style:style>
    <style:style style:name="T2" style:family="text">
      <style:text-properties officeooo:rsid="00050ee0"/>
    </style:style>
    <style:style style:name="T3" style:family="text">
      <style:text-properties fo:font-weight="bold" style:font-weight-asian="bold" style:font-weight-complex="bold"/>
    </style:style>
    <style:style style:name="T4" style:family="text">
      <style:text-properties fo:font-weight="bold" officeooo:rsid="00050ee0" style:font-weight-asian="bold" style:font-weight-complex="bold"/>
    </style:style>
    <style:style style:name="T5" style:family="text">
      <style:text-properties style:font-name="Liberation Serif"/>
    </style:style>
    <style:style style:name="T6" style:family="text">
      <style:text-properties style:font-name="Liberation Serif" officeooo:rsid="00050ee0"/>
    </style:style>
    <style:style style:name="T7" style:family="text">
      <style:text-properties officeooo:rsid="000b181a"/>
    </style:style>
    <style:style style:name="T8" style:family="text">
      <style:text-properties officeooo:rsid="0011b0a9"/>
    </style:style>
    <style:style style:name="T9" style:family="text">
      <style:text-properties fo:background-color="#e6e905"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fault User model</text:p>
      <text:p text:style-name="P3"><text:span text:style-name="T1"/></text:p>
      <text:p text:style-name="Horizontal_20_Line"><text:span text:style-name="Strong_20_Emphasis"/></text:p>
      <text:h text:style-name="P1" text:outline-level="3"><text:span text:style-name="Strong_20_Emphasis">Explanation</text:span></text:h>
      <text:p text:style-name="Text_20_body">The default <text:span text:style-name="Source_20_Text">User</text:span> model provided by Django (<text:span text:style-name="Source_20_Text">django.contrib.auth.models.User</text:span>) is a robust implementation for user management, offering common fields and functionalities such as authentication, permissions, and password management.</text:p>
      <text:p text:style-name="Horizontal_20_Line"/>
      <text:h text:style-name="Heading_20_4" text:outline-level="4"><text:span text:style-name="Strong_20_Emphasis">Features and Fields</text:span></text:h>
      <text:p text:style-name="Text_20_body">The default <text:span text:style-name="Source_20_Text">User</text:span> model includes:</text:p>
      <text:list text:style-name="L1">
        <text:list-item>
          <text:p text:style-name="P23"><text:span text:style-name="Strong_20_Emphasis"><text:span text:style-name="T3">Username</text:span></text:span><text:span text:style-name="T3">: </text:span><text:span text:style-name="Source_20_Text"><text:span text:style-name="T3">username</text:span></text:span> (string, unique), Required</text:p>
        </text:list-item>
        <text:list-item>
          <text:p text:style-name="P23"><text:span text:style-name="Strong_20_Emphasis"><text:span text:style-name="T3">Password</text:span></text:span><text:span text:style-name="T3">: </text:span><text:span text:style-name="Source_20_Text"><text:span text:style-name="T3">password</text:span></text:span> (hashed storage), Required</text:p>
        </text:list-item>
        <text:list-item>
          <text:p text:style-name="P23"><text:span text:style-name="Strong_20_Emphasis"><text:span text:style-name="T3">Email Address</text:span></text:span><text:span text:style-name="T3">: </text:span><text:span text:style-name="Source_20_Text"><text:span text:style-name="T3">email</text:span></text:span><text:span text:style-name="Source_20_Text"> <text:s/></text:span><text:span text:style-name="Source_20_Text"><text:span text:style-name="T5">Optional by default</text:span></text:span></text:p>
        </text:list-item>
        <text:list-item>
          <text:p text:style-name="P23"><text:span text:style-name="Strong_20_Emphasis"><text:span text:style-name="T3">First Name</text:span></text:span><text:span text:style-name="T3">: </text:span><text:span text:style-name="Source_20_Text"><text:span text:style-name="T3">first_name</text:span></text:span><text:span text:style-name="Source_20_Text"> </text:span><text:span text:style-name="Source_20_Text"><text:span text:style-name="T5">Optional</text:span></text:span></text:p>
        </text:list-item>
        <text:list-item>
          <text:p text:style-name="P23"><text:span text:style-name="Strong_20_Emphasis"><text:span text:style-name="T3">Last Name</text:span></text:span><text:span text:style-name="T3">: </text:span><text:span text:style-name="Source_20_Text"><text:span text:style-name="T3">last_name</text:span></text:span><text:span text:style-name="Source_20_Text"> <text:s/></text:span><text:span text:style-name="Source_20_Text"><text:span text:style-name="T5">Optional</text:span></text:span></text:p>
        </text:list-item>
        <text:list-item>
          <text:p text:style-name="P23"><text:span text:style-name="Strong_20_Emphasis"><text:span text:style-name="T3">Boolean Fields</text:span></text:span><text:span text:style-name="T3">: </text:span><text:span text:style-name="T4">(</text:span><text:span text:style-name="Source_20_Text"><text:span text:style-name="T3">is_staff</text:span></text:span><text:span text:style-name="T3">, </text:span><text:span text:style-name="Source_20_Text"><text:span text:style-name="T3">is_active</text:span></text:span><text:span text:style-name="T3">, </text:span><text:span text:style-name="Source_20_Text"><text:span text:style-name="T3">is_superuser</text:span></text:span><text:span text:style-name="Source_20_Text"><text:span text:style-name="T4">)</text:span></text:span><text:span text:style-name="Source_20_Text"><text:span text:style-name="T2"> </text:span></text:span><text:span text:style-name="Source_20_Text"><text:span text:style-name="T5">Optional, with default values (True for is_active, False for the others)</text:span></text:span></text:p>
        </text:list-item>
        <text:list-item>
          <text:p text:style-name="P22"><text:span text:style-name="Strong_20_Emphasis">Datetime Fields</text:span><text:span text:style-name="T3">: </text:span><text:span text:style-name="Source_20_Text"><text:span text:style-name="T3">last_login</text:span></text:span><text:span text:style-name="T3">, </text:span><text:span text:style-name="Source_20_Text"><text:span text:style-name="T3">date_joined</text:span></text:span><text:span text:style-name="Source_20_Text"> </text:span><text:span text:style-name="Source_20_Text"><text:span text:style-name="T6">(</text:span></text:span><text:span text:style-name="Source_20_Text"><text:span text:style-name="T5">Automatically set by Django, so not required to be manually provided</text:span></text:span><text:span text:style-name="Source_20_Text"><text:span text:style-name="T6">)</text:span></text:span></text:p>
          <text:p text:style-name="P22"><text:span text:style-name="Source_20_Text"/></text:p>
        </text:list-item>
      </text:list>
      <text:p text:style-name="Text_20_body">Additionally:</text:p>
      <text:list text:style-name="L2">
        <text:list-item>
          <text:p text:style-name="P24">The fields is_staff, is_active, and is_superuser are part of the user authentication system.</text:p>
          <text:p text:style-name="P24"><text:span text:style-name="Source_20_Text"/></text:p>
        </text:list-item>
        <text:list-item>
          <text:p text:style-name="P24">Methods like <text:span text:style-name="Source_20_Text">set_password()</text:span>, <text:span text:style-name="Source_20_Text">check_password()</text:span>, and <text:span text:style-name="Source_20_Text">get_full_name()</text:span></text:p>
          <text:p text:style-name="P24"><text:span text:style-name="Source_20_Text"/></text:p>
        </text:list-item>
        <text:list-item>
          <text:p text:style-name="P25">Permissions integration (<text:span text:style-name="Source_20_Text">groups</text:span> and <text:span text:style-name="Source_20_Text">user_permissions</text:span> fields)</text:p>
        </text:list-item>
      </text:list>
      <text:p text:style-name="Horizontal_20_Line"/>
      <text:h text:style-name="Heading_20_4" text:outline-level="4"><text:span text:style-name="Strong_20_Emphasis">Advantages</text:span></text:h>
      <text:list text:style-name="L3">
        <text:list-item>
          <text:p text:style-name="P26"><text:span text:style-name="Strong_20_Emphasis">Quick Implementation</text:span>: Suitable for projects that don't need custom fields.</text:p>
        </text:list-item>
        <text:list-item>
          <text:p text:style-name="P27"><text:span text:style-name="Strong_20_Emphasis">Password Security</text:span>: Passwords are hashed and stored securely.</text:p>
        </text:list-item>
        <text:list-item>
          <text:p text:style-name="P27"><text:span text:style-name="Strong_20_Emphasis">Fully Integrated</text:span>: Compatible with Django's authentication framework, admin panel, and permissions.</text:p>
        </text:list-item>
      </text:list>
      <text:p text:style-name="Horizontal_20_Line"/>
      <text:h text:style-name="Heading_20_4" text:outline-level="4"><text:span text:style-name="Strong_20_Emphasis">Disadvantages</text:span></text:h>
      <text:list text:style-name="L4">
        <text:list-item>
          <text:p text:style-name="P28"><text:span text:style-name="Strong_20_Emphasis">Limited Flexibility</text:span>: Modifying or adding fields is not straightforward.</text:p>
        </text:list-item>
        <text:list-item>
          <text:p text:style-name="P28"><text:soft-page-break/><text:span text:style-name="Strong_20_Emphasis">Hard to Extend</text:span>: Changes to the default model after initial migrations require custom workarounds.</text:p>
        </text:list-item>
        <text:list-item>
          <text:p text:style-name="P29"><text:span text:style-name="Strong_20_Emphasis">Dependence on Username</text:span>: Username is a mandatory field, even if an application only needs email-based authentication.</text:p>
        </text:list-item>
        <text:list-item>
          <text:p text:style-name="P29">For projects requiring additional fields or modifications, consider using a <text:span text:style-name="Strong_20_Emphasis">Custom User Model</text:span>.</text:p>
        </text:list-item>
      </text:list>
      <text:p text:style-name="Horizontal_20_Line"/>
      <text:h text:style-name="Heading_20_4" text:outline-level="4"><text:span text:style-name="Strong_20_Emphasis">Use Cases</text:span></text:h>
      <text:list text:style-name="L5">
        <text:list-item>
          <text:p text:style-name="P31">Small to medium-sized projects with standard user requirements.</text:p>
        </text:list-item>
        <text:list-item>
          <text:p text:style-name="P30">Applications where the default fields (e.g., <text:span text:style-name="Source_20_Text">username</text:span>, <text:span text:style-name="Source_20_Text">email</text:span>, <text:span text:style-name="Source_20_Text">first_name</text:span>) are sufficient.</text:p>
        </text:list-item>
      </text:list>
      <text:p text:style-name="Horizontal_20_Line"/>
      <text:h text:style-name="P16" text:outline-level="3">Import Django’s Default User Model</text:h>
      <text:p text:style-name="P12"><text:span text:style-name="Source_20_Text"><text:span text:style-name="T9">from django.contrib.auth.models import User</text:span></text:span></text:p>
      <text:p text:style-name="Horizontal_20_Line"/>
      <text:h text:style-name="Heading_20_3" text:outline-level="3">Creating a New User</text:h>
      <text:h text:style-name="Heading_20_4" text:outline-level="4">Example Code:</text:h>
      <text:p text:style-name="Preformatted_20_Text"/>
      <text:p text:style-name="P11"><text:span text:style-name="Source_20_Text"><text:span text:style-name="T9"># Create a new user with a username and password</text:span></text:span></text:p>
      <text:p text:style-name="P13"><text:span text:style-name="Source_20_Text"><text:span text:style-name="T9">new_user = User.objects.create_user(</text:span></text:span></text:p>
      <text:p text:style-name="P13"><text:span text:style-name="Source_20_Text"><text:span text:style-name="T9"><text:s text:c="4"/>username='johndoe',</text:span></text:span></text:p>
      <text:p text:style-name="P13"><text:span text:style-name="Source_20_Text"><text:span text:style-name="T9"><text:s text:c="4"/>email='johndoe@example.com',</text:span></text:span></text:p>
      <text:p text:style-name="P13"><text:span text:style-name="Source_20_Text"><text:span text:style-name="T9"><text:s text:c="4"/>password='securepassword123'</text:span></text:span></text:p>
      <text:p text:style-name="P13"><text:span text:style-name="Source_20_Text"><text:span text:style-name="T9">)</text:span></text:span></text:p>
      <text:p text:style-name="P20"/>
      <text:p text:style-name="P13"><text:span text:style-name="Source_20_Text"><text:span text:style-name="T9"># Set optional fields</text:span></text:span></text:p>
      <text:p text:style-name="P13"><text:span text:style-name="Source_20_Text"><text:span text:style-name="T9">new_user.first_name = 'John'</text:span></text:span></text:p>
      <text:p text:style-name="P13"><text:span text:style-name="Source_20_Text"><text:span text:style-name="T9">new_user.last_name = 'Doe'</text:span></text:span></text:p>
      <text:p text:style-name="P14"><text:span text:style-name="Source_20_Text"><text:span text:style-name="T9">new_user.save()</text:span></text:span></text:p>
      <text:list text:style-name="L6">
        <text:list-item>
          <text:p text:style-name="P32"><text:span text:style-name="Source_20_Text">create_user()</text:span> hashes the password before saving it.</text:p>
        </text:list-item>
      </text:list>
      <text:p text:style-name="Horizontal_20_Line"/>
      <text:h text:style-name="P1" text:outline-level="3">Change the password using set_password()</text:h>
      <text:p text:style-name="P9"><text:span text:style-name="Source_20_Text"/></text:p>
      <text:p text:style-name="P9"><text:span text:style-name="Source_20_Text"/></text:p>
      <text:p text:style-name="P10"><text:span text:style-name="Source_20_Text"><text:span text:style-name="T9">from django.contrib.auth.models import User</text:span></text:span></text:p>
      <text:p text:style-name="P13"><text:span text:style-name="Source_20_Text"><text:span text:style-name="T9"/></text:span></text:p>
      <text:p text:style-name="P6"><text:span text:style-name="Source_20_Text"><text:span text:style-name="T9">user = User.objects.get(username='john_doe')</text:span></text:span></text:p>
      <text:p text:style-name="P13"><text:span text:style-name="Source_20_Text"><text:span text:style-name="T9">user.set_password('new_secure_password')</text:span></text:span></text:p>
      <text:p text:style-name="P13"><text:span text:style-name="Source_20_Text"><text:span text:style-name="T9">user.save()</text:span></text:span></text:p>
      <text:p text:style-name="P13"><text:span text:style-name="Source_20_Text"/></text:p>
      <text:p text:style-name="P14"><text:span text:style-name="Source_20_Text"># The password is now securely stored as a hash, and you cannot retrieve it directly</text:span></text:p>
      <text:p text:style-name="P8"/>
      <text:h text:style-name="P1" text:outline-level="3"><text:soft-page-break/><text:span text:style-name="Source_20_Text">check_password</text:span></text:h>
      <text:p text:style-name="P11"><text:span text:style-name="Source_20_Text"/></text:p>
      <text:p text:style-name="P11"><text:span text:style-name="Source_20_Text"><text:span text:style-name="T9">from django.contrib.auth.models import User</text:span></text:span></text:p>
      <text:p text:style-name="P13"><text:span text:style-name="Source_20_Text"><text:span text:style-name="T9"/></text:span></text:p>
      <text:p text:style-name="P13"><text:span text:style-name="Source_20_Text"><text:span text:style-name="T9">user = User.objects.get(username='john_doe')</text:span></text:span></text:p>
      <text:p text:style-name="P13"><text:span text:style-name="Source_20_Text"><text:span text:style-name="T9">password_is_correct = user.check_password('new_secure_password')</text:span></text:span></text:p>
      <text:p text:style-name="P13"><text:span text:style-name="Source_20_Text"><text:span text:style-name="T9">if password_is_correct:</text:span></text:span></text:p>
      <text:p text:style-name="P13"><text:span text:style-name="Source_20_Text"><text:span text:style-name="T9"><text:s text:c="4"/>print("The password is correct!")</text:span></text:span></text:p>
      <text:p text:style-name="P13"><text:span text:style-name="Source_20_Text"><text:span text:style-name="T9">else:</text:span></text:span></text:p>
      <text:p text:style-name="P14"><text:span text:style-name="Source_20_Text"><text:span text:style-name="T9"><text:s text:c="4"/>print("The password is incorrect!")</text:span></text:span></text:p>
      <text:list text:style-name="L7">
        <text:list-item>
          <text:p text:style-name="P33"><text:span text:style-name="Strong_20_Emphasis">How it works</text:span>: <text:span text:style-name="Source_20_Text">check_password()</text:span> compares the plain-text password you pass as an argument against the hashed password stored in the database. If they match, it returns <text:span text:style-name="Source_20_Text">True</text:span>; otherwise, it returns <text:span text:style-name="Source_20_Text">False</text:span>.</text:p>
        </text:list-item>
      </text:list>
      <text:p text:style-name="P5"/>
      <text:h text:style-name="P4" text:outline-level="3"><text:span text:style-name="Source_20_Text">get_full_name()</text:span></text:h>
      <text:h text:style-name="Heading_20_4" text:outline-level="4">Example:</text:h>
      <text:p text:style-name="P11"><text:span text:style-name="Source_20_Text"><text:span text:style-name="T9">from django.contrib.auth.models import User</text:span></text:span></text:p>
      <text:p text:style-name="P13"><text:span text:style-name="Source_20_Text"><text:span text:style-name="T9"/></text:span></text:p>
      <text:p text:style-name="P6"><text:span text:style-name="Source_20_Text"><text:span text:style-name="T9">user = User.objects.get(username='john_doe')</text:span></text:span></text:p>
      <text:p text:style-name="P13"><text:span text:style-name="Source_20_Text"><text:span text:style-name="T9">user.first_name = 'John'</text:span></text:span></text:p>
      <text:p text:style-name="P13"><text:span text:style-name="Source_20_Text"><text:span text:style-name="T9">user.last_name = 'Doe'</text:span></text:span></text:p>
      <text:p text:style-name="P13"><text:span text:style-name="Source_20_Text"><text:span text:style-name="T9">full_name = user.get_full_name()</text:span></text:span></text:p>
      <text:p text:style-name="P7"><text:span text:style-name="Source_20_Text"><text:span text:style-name="T9">print(full_name) <text:s/># Output: "John Doe"</text:span></text:span></text:p>
      <text:p text:style-name="P7"><text:span text:style-name="Strong_20_Emphasis">Note</text:span>: This method does not return the username or email address—just the <text:span text:style-name="T7">c</text:span>oncatenat<text:span text:style-name="T7">ion</text:span> the <text:span text:style-name="Source_20_Text">first_name</text:span> and <text:span text:style-name="Source_20_Text">last_name</text:span> fields.</text:p>
      <text:p text:style-name="Horizontal_20_Line"/>
      <text:h text:style-name="Heading_20_3" text:outline-level="3">Authenticating a User</text:h>
      <text:h text:style-name="Heading_20_4" text:outline-level="4">Example Code:</text:h>
      <text:p text:style-name="Preformatted_20_Text"/>
      <text:p text:style-name="P11"><text:span text:style-name="Source_20_Text"><text:span text:style-name="T9">from django.contrib.auth import authenticate</text:span></text:span></text:p>
      <text:p text:style-name="P20"/>
      <text:p text:style-name="P13"><text:span text:style-name="Source_20_Text"><text:span text:style-name="T9"># Authenticate the user with username and password</text:span></text:span></text:p>
      <text:p text:style-name="P13"><text:span text:style-name="Source_20_Text"><text:span text:style-name="T9">user = authenticate(username='johndoe', password='securepassword123')</text:span></text:span></text:p>
      <text:p text:style-name="P20"/>
      <text:p text:style-name="P13"><text:span text:style-name="Source_20_Text"><text:span text:style-name="T9">if user:</text:span></text:span></text:p>
      <text:p text:style-name="P13"><text:span text:style-name="Source_20_Text"><text:span text:style-name="T9"><text:s text:c="4"/>print(f"Welcome, {user.get_full_name()}!")</text:span></text:span></text:p>
      <text:p text:style-name="P13"><text:span text:style-name="Source_20_Text"><text:span text:style-name="T9">else:</text:span></text:span></text:p>
      <text:p text:style-name="P14"><text:span text:style-name="Source_20_Text"><text:span text:style-name="T9"><text:s text:c="4"/>print("Invalid credentials.")</text:span></text:span></text:p>
      <text:h text:style-name="Heading_20_4" text:outline-level="4">Explanation:</text:h>
      <text:list text:style-name="L8">
        <text:list-item>
          <text:p text:style-name="P34">The <text:span text:style-name="Source_20_Text">authenticate()</text:span> method verifies the user’s credentials and returns the user instance if successful.</text:p>
        </text:list-item>
      </text:list>
      <text:p text:style-name="Horizontal_20_Line"/>
      <text:h text:style-name="Heading_20_3" text:outline-level="3"><text:soft-page-break/>Accessing User Information</text:h>
      <text:p text:style-name="P11"><text:span text:style-name="Source_20_Text"><text:span text:style-name="T9"># Access user details</text:span></text:span></text:p>
      <text:p text:style-name="P13"><text:span text:style-name="Source_20_Text"><text:span text:style-name="T9">print(f"Username: {new_user.username}")</text:span></text:span></text:p>
      <text:p text:style-name="P13"><text:span text:style-name="Source_20_Text"><text:span text:style-name="T9">print(f"Email: {new_user.email}")</text:span></text:span></text:p>
      <text:p text:style-name="P14"><text:span text:style-name="Source_20_Text"><text:span text:style-name="T9">print(f"Full Name: {new_user.get_full_name()}")</text:span></text:span></text:p>
      <text:p text:style-name="Horizontal_20_Line"/>
      <text:h text:style-name="Heading_20_3" text:outline-level="3">Using User Permissions</text:h>
      <text:p text:style-name="Text_20_body">The default <text:span text:style-name="Source_20_Text">User</text:span> model has built-in support for groups and permissions.</text:p>
      <text:h text:style-name="Heading_20_4" text:outline-level="4">Assign a Group:</text:h>
      <text:p text:style-name="P11"><text:span text:style-name="Source_20_Text"><text:span text:style-name="T9">from django.contrib.auth.models import Group</text:span></text:span></text:p>
      <text:p text:style-name="P20"/>
      <text:p text:style-name="P13"><text:span text:style-name="Source_20_Text"><text:span text:style-name="T9"># Add the user to a group</text:span></text:span></text:p>
      <text:p text:style-name="P13"><text:span text:style-name="Source_20_Text"><text:span text:style-name="T9">group = Group.objects.get(name='Editors')</text:span></text:span></text:p>
      <text:p text:style-name="P13"><text:span text:style-name="Source_20_Text"><text:span text:style-name="T9">new_user.groups.add(group)</text:span></text:span></text:p>
      <text:p text:style-name="P14"><text:span text:style-name="Source_20_Text"><text:span text:style-name="T9">new_user.save()</text:span></text:span></text:p>
      <text:h text:style-name="Heading_20_4" text:outline-level="4">Check Permissions:</text:h>
      <text:p text:style-name="P11"><text:span text:style-name="Source_20_Text"><text:span text:style-name="T9">if new_user.has_perm('app_label.permission_code'):</text:span></text:span></text:p>
      <text:p text:style-name="P13"><text:span text:style-name="Source_20_Text"><text:span text:style-name="T9"><text:s text:c="4"/>print("User has the required permission.")</text:span></text:span></text:p>
      <text:p text:style-name="P13"><text:span text:style-name="Source_20_Text"><text:span text:style-name="T9">else:</text:span></text:span></text:p>
      <text:p text:style-name="P14"><text:span text:style-name="Source_20_Text"><text:span text:style-name="T9"><text:s text:c="4"/>print("User does not have the required permission.")</text:span></text:span></text:p>
      <text:p text:style-name="Horizontal_20_Line"/>
      <text:h text:style-name="Heading_20_3" text:outline-level="3">Managing User Status</text:h>
      <text:list text:style-name="L9">
        <text:list-item>
          <text:p text:style-name="P35"><text:span text:style-name="Source_20_Text"><text:span text:style-name="T3">is_active</text:span></text:span><text:span text:style-name="T3">: <text:s/>True by default. </text:span>This field indicates whether the user is considered active. If False, the user is effectively deactivated and cannot log in.</text:p>
        </text:list-item>
        <text:list-item>
          <text:p text:style-name="P35"><text:span text:style-name="Source_20_Text"><text:span text:style-name="T3">is_staff</text:span></text:span><text:span text:style-name="T3">: False by default.</text:span> This field indicates whether the user has access to the Django admin site. If True, the user can log in to the admin panel. For regular users, this value is typically False.</text:p>
        </text:list-item>
        <text:list-item>
          <text:p text:style-name="P36"><text:span text:style-name="Source_20_Text"><text:span text:style-name="T3">is_superuser</text:span></text:span><text:span text:style-name="T3">: False by default.</text:span> This field indicates whether the user has all permissions in the Django application. If True, the user has all rights and can perform any action, including access to the admin and management commands. By default, users are not superusers.</text:p>
        </text:list-item>
      </text:list>
      <text:h text:style-name="Heading_20_4" text:outline-level="4">Example Code:</text:h>
      <text:p text:style-name="P11"><text:span text:style-name="Source_20_Text"><text:span text:style-name="T9"># Deactivate a user</text:span></text:span></text:p>
      <text:p text:style-name="P13"><text:span text:style-name="Source_20_Text"><text:span text:style-name="T9">new_user.is_active = False</text:span></text:span></text:p>
      <text:p text:style-name="P13"><text:span text:style-name="Source_20_Text"><text:span text:style-name="T9">new_user.save()</text:span></text:span></text:p>
      <text:p text:style-name="P20"/>
      <text:p text:style-name="P13"><text:span text:style-name="Source_20_Text"><text:span text:style-name="T9"># Grant superuser status</text:span></text:span></text:p>
      <text:p text:style-name="P13"><text:span text:style-name="Source_20_Text"><text:span text:style-name="T9">new_user.is_superuser = True</text:span></text:span></text:p>
      <text:p text:style-name="P13"><text:span text:style-name="Source_20_Text"><text:span text:style-name="T9">new_user.is_staff = True</text:span></text:span></text:p>
      <text:p text:style-name="P14"><text:span text:style-name="Source_20_Text"><text:span text:style-name="T9">new_user.save()</text:span></text:span></text:p>
      <text:p text:style-name="Horizontal_20_Line"/>
      <text:p text:style-name="P15"/>
      <text:h text:style-name="P1" text:outline-level="3"><text:soft-page-break/><text:span text:style-name="Strong_20_Emphasis">Modifying the Default User Model Directly</text:span></text:h>
      <text:p text:style-name="Text_20_body">It is generally not recommended to directly modify the default user model once your Django project has been set up, as it can lead to issues with database migrations and authentication. If you are just adding custom fields, subclassing <text:span text:style-name="Source_20_Text">AbstractUser</text:span> is the safest and most flexible approach.</text:p>
      <text:h text:style-name="Heading_20_4" text:outline-level="4"><text:span text:style-name="Strong_20_Emphasis">Option: Adding Additional Fields Using a Profile Model</text:span></text:h>
      <text:p text:style-name="Text_20_body">If you don't want to modify the user model but still need to store extra information about the user, you can create a related <text:span text:style-name="Source_20_Text">Profile</text:span> model.</text:p>
      <text:h text:style-name="P1" text:outline-level="3"><text:span text:style-name="Strong_20_Emphasis">Model</text:span></text:h>
      <text:p text:style-name="P11"><text:span text:style-name="Source_20_Text"><text:span text:style-name="T9">from django.db import models</text:span></text:span></text:p>
      <text:p text:style-name="P13"><text:span text:style-name="Source_20_Text"><text:span text:style-name="T9">from django.contrib.auth.models import User</text:span></text:span></text:p>
      <text:p text:style-name="P20"/>
      <text:p text:style-name="P13"><text:span text:style-name="Source_20_Text"><text:span text:style-name="T9">class UserProfile(models.Model):</text:span></text:span></text:p>
      <text:p text:style-name="P13"><text:span text:style-name="Source_20_Text"><text:span text:style-name="T9"><text:s text:c="4"/>user = models.OneToOneField(User, on_delete=models.CASCADE)</text:span></text:span></text:p>
      <text:p text:style-name="P13"><text:span text:style-name="Source_20_Text"><text:span text:style-name="T9"><text:s text:c="4"/>birth_date = models.DateField(null=True, blank=True)</text:span></text:span></text:p>
      <text:p text:style-name="P14"><text:span text:style-name="Source_20_Text"><text:span text:style-name="T9"><text:s text:c="4"/>profile_picture = models.ImageField(upload_to='profile_pics/', null=True, blank=True)</text:span></text:span></text:p>
      <text:h text:style-name="Heading_20_3" text:outline-level="3"><text:span text:style-name="Strong_20_Emphasis">Serializer</text:span></text:h>
      <text:p text:style-name="P21">from rest_framework import serializers</text:p>
      <text:p text:style-name="P21">from django.contrib.auth.models import User</text:p>
      <text:p text:style-name="P21">from .models import UserProfile</text:p>
      <text:p text:style-name="P21"/>
      <text:p text:style-name="P21">class UserSerializer(serializers.ModelSerializer):</text:p>
      <text:p text:style-name="P21"><text:s text:c="4"/>class Meta:</text:p>
      <text:p text:style-name="P21"><text:s text:c="8"/>model = User</text:p>
      <text:p text:style-name="P21"><text:s text:c="8"/>fields = ['id', 'username', 'email', 'password']</text:p>
      <text:p text:style-name="P21"><text:s text:c="8"/>extra_kwargs = {</text:p>
      <text:p text:style-name="P21"><text:s text:c="12"/>'password': {'write_only': True} <text:s/># Ensure password is not exposed</text:p>
      <text:p text:style-name="P21"><text:s text:c="8"/>}</text:p>
      <text:p text:style-name="P21"/>
      <text:p text:style-name="P21"><text:s text:c="4"/>def create(self, validated_data):</text:p>
      <text:p text:style-name="P21"><text:s text:c="8"/>return User.objects.create_user(**validated_data)</text:p>
      <text:p text:style-name="P21"/>
      <text:p text:style-name="P21">class UserProfileSerializer(serializers.ModelSerializer):</text:p>
      <text:p text:style-name="P21"><text:s text:c="4"/>user = UserSerializer() <text:s/># Nested UserSerializer</text:p>
      <text:p text:style-name="P21"/>
      <text:p text:style-name="P21"><text:s text:c="4"/>class Meta:</text:p>
      <text:p text:style-name="P21"><text:s text:c="8"/>model = UserProfile</text:p>
      <text:p text:style-name="P21"><text:s text:c="8"/>fields = ['id', 'user', 'birth_date', 'profile_picture']</text:p>
      <text:p text:style-name="P21"/>
      <text:p text:style-name="P21"><text:s text:c="4"/>def create(self, validated_data):</text:p>
      <text:p text:style-name="P21"><text:s text:c="8"/>user_data = validated_data.pop('user')</text:p>
      <text:p text:style-name="P21"><text:s text:c="8"/>user = UserSerializer().create(user_data)</text:p>
      <text:p text:style-name="P21"><text:s text:c="8"/>return UserProfile.objects.create(user=user, **validated_data)</text:p>
      <text:p text:style-name="P21"/>
      <text:p text:style-name="P19"><text:span text:style-name="T9"><text:s text:c="4"/></text:span><text:span text:style-name="Source_20_Text"><text:span text:style-name="T9">def update(self, instance, validated_data):</text:span></text:span></text:p>
      <text:p text:style-name="P13"><text:span text:style-name="Source_20_Text"><text:span text:style-name="T9"><text:s text:c="8"/># Update the nested user data</text:span></text:span></text:p>
      <text:p text:style-name="P13"><text:span text:style-name="Source_20_Text"><text:span text:style-name="T9"><text:s text:c="8"/>userdata = validated_data.pop('user', None)</text:span></text:span></text:p>
      <text:p text:style-name="P13"><text:span text:style-name="Source_20_Text"><text:span text:style-name="T9"><text:s text:c="8"/>if user_data:</text:span></text:span></text:p>
      <text:p text:style-name="P13"><text:span text:style-name="Source_20_Text"><text:span text:style-name="T9"><text:s text:c="12"/>user_serializer=UserSerializer(instance=instance.user, data=userdata, partial=True)</text:span></text:span></text:p>
      <text:p text:style-name="P13"><text:span text:style-name="Source_20_Text"><text:span text:style-name="T9"><text:s text:c="12"/>if user_serializer.is_valid():</text:span></text:span></text:p>
      <text:p text:style-name="P13"><text:span text:style-name="Source_20_Text"><text:span text:style-name="T9"><text:s text:c="16"/>user_serializer.save()</text:span></text:span></text:p>
      <text:p text:style-name="P20"/>
      <text:p text:style-name="P13"><text:span text:style-name="Source_20_Text"><text:span text:style-name="T9"><text:s text:c="8"/># Update the UserProfile fields</text:span></text:span></text:p>
      <text:p text:style-name="P13"><text:soft-page-break/><text:span text:style-name="Source_20_Text"><text:span text:style-name="T9"><text:s text:c="8"/>instance.birth_date = validated_data.get('birth_date', instance.birth_date)</text:span></text:span></text:p>
      <text:p text:style-name="P13"><text:span text:style-name="Source_20_Text"><text:span text:style-name="T9"><text:s text:c="8"/>instance.profile_picture = validated_data.get('profile_picture', instance.profile_picture)</text:span></text:span></text:p>
      <text:p text:style-name="P13"><text:span text:style-name="Source_20_Text"><text:span text:style-name="T9"><text:s text:c="8"/>instance.save()</text:span></text:span></text:p>
      <text:p text:style-name="P20"/>
      <text:p text:style-name="P14"><text:span text:style-name="Source_20_Text"><text:span text:style-name="T9"><text:s text:c="8"/>return instance</text:span></text:span></text:p>
      <text:p text:style-name="Preformatted_20_Text"/>
      <text:h text:style-name="Heading_20_3" text:outline-level="3"><text:span text:style-name="Strong_20_Emphasis">POST Method in the View</text:span></text:h>
      <text:p text:style-name="Text_20_body">Update the <text:span text:style-name="Source_20_Text">post</text:span> method in <text:span text:style-name="Source_20_Text">UserProfileAPIView</text:span> to handle nested data:</text:p>
      <text:p text:style-name="P11"><text:span text:style-name="Source_20_Text"><text:span text:style-name="T9">def post(self, request):</text:span></text:span></text:p>
      <text:p text:style-name="P13"><text:span text:style-name="Source_20_Text"><text:span text:style-name="T9"><text:s text:c="4"/>serializer = UserProfileSerializer(data=request.data)</text:span></text:span></text:p>
      <text:p text:style-name="P13"><text:span text:style-name="Source_20_Text"><text:span text:style-name="T9"><text:s text:c="4"/>if serializer.is_valid():</text:span></text:span></text:p>
      <text:p text:style-name="P13"><text:span text:style-name="Source_20_Text"><text:span text:style-name="T9"><text:s text:c="8"/>serializer.save() <text:s/># Save both User and UserProfile</text:span></text:span></text:p>
      <text:p text:style-name="P13"><text:span text:style-name="Source_20_Text"><text:span text:style-name="T9"><text:s text:c="8"/>return Response(serializer.data, status=status.HTTP_201_CREATED)</text:span></text:span></text:p>
      <text:p text:style-name="P14"><text:span text:style-name="Source_20_Text"><text:span text:style-name="T9"><text:s text:c="4"/>return Response(serializer.errors, status=status.HTTP_400_BAD_REQUEST)</text:span></text:span></text:p>
      <text:p text:style-name="P14"/>
      <text:h text:style-name="P17" text:outline-level="3"><text:span text:style-name="Strong_20_Emphasis">P</text:span><text:span text:style-name="Strong_20_Emphasis"><text:span text:style-name="T8">U</text:span></text:span><text:span text:style-name="Strong_20_Emphasis">T Method in the View</text:span></text:h>
      <text:p text:style-name="P18"><text:span text:style-name="Source_20_Text"><text:span text:style-name="T9">def put(self, request, pk):</text:span></text:span></text:p>
      <text:p text:style-name="P18"><text:span text:style-name="Source_20_Text"><text:span text:style-name="T9"><text:s text:c="4"/>profile = get_object_or_404(UserProfile, pk=pk)</text:span></text:span></text:p>
      <text:p text:style-name="P14"><text:span text:style-name="Source_20_Text"><text:span text:style-name="T9"><text:s text:c="4"/>serializer = UserProfileSerializer(profile, data=request.data, partial=True)</text:span></text:span></text:p>
      <text:p text:style-name="P14"><text:span text:style-name="Source_20_Text"><text:span text:style-name="T9"><text:s text:c="4"/>if serializer.is_valid():</text:span></text:span></text:p>
      <text:p text:style-name="P14"><text:span text:style-name="Source_20_Text"><text:span text:style-name="T9"><text:s text:c="8"/>serializer.save() <text:s/># Update both User and UserProfile</text:span></text:span></text:p>
      <text:p text:style-name="P14"><text:span text:style-name="Source_20_Text"><text:span text:style-name="T9"><text:s text:c="8"/>return Response(serializer.data, status=status.HTTP_200_OK)</text:span></text:span></text:p>
      <text:p text:style-name="P14"><text:span text:style-name="Source_20_Text"><text:span text:style-name="T9"><text:s text:c="4"/>return Response(serializer.errors, status=status.HTTP_400_BAD_REQUEST)</text:span></text:span></text:p>
      <text:p text:style-name="Text_20_body"><text:span text:style-name="Strong_20_Emphasis"><text:span text:style-name="T9"/></text:span></text:p>
      <text:h text:style-name="Heading_20_3" text:outline-level="3"><text:span text:style-name="Strong_20_Emphasis">Request Data Example</text:span></text:h>
      <text:p text:style-name="Text_20_body">To create <text:span text:style-name="T8">or update</text:span> both a <text:span text:style-name="Source_20_Text">User</text:span> and a <text:span text:style-name="Source_20_Text">UserProfile</text:span>, send the following request data:</text:p>
      <text:p text:style-name="P11"><text:span text:style-name="Source_20_Text"><text:span text:style-name="T9">{</text:span></text:span></text:p>
      <text:p text:style-name="P13"><text:span text:style-name="Source_20_Text"><text:span text:style-name="T9"><text:s text:c="4"/>"user": {</text:span></text:span></text:p>
      <text:p text:style-name="P13"><text:span text:style-name="Source_20_Text"><text:span text:style-name="T9"><text:s text:c="8"/>"username": "john_doe",</text:span></text:span></text:p>
      <text:p text:style-name="P13"><text:span text:style-name="Source_20_Text"><text:span text:style-name="T9"><text:s text:c="8"/>"email": "john@example.com",</text:span></text:span></text:p>
      <text:p text:style-name="P13"><text:span text:style-name="Source_20_Text"><text:span text:style-name="T9"><text:s text:c="8"/>"password": "securepassword"</text:span></text:span></text:p>
      <text:p text:style-name="P13"><text:span text:style-name="Source_20_Text"><text:span text:style-name="T9"><text:s text:c="4"/>},</text:span></text:span></text:p>
      <text:p text:style-name="P13"><text:span text:style-name="Source_20_Text"><text:span text:style-name="T9"><text:s text:c="4"/>"birth_date": "1990-01-01",</text:span></text:span></text:p>
      <text:p text:style-name="P13"><text:span text:style-name="Source_20_Text"><text:span text:style-name="T9"><text:s text:c="4"/>"profile_picture": null <text:s/>// Or base64-encoded image if uploading</text:span></text:span></text:p>
      <text:p text:style-name="P14"><text:span text:style-name="Source_20_Text"><text:span text:style-name="T9">}</text:span></text:span></text:p>
      <text:p text:style-name="Horizontal_20_Line"><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7T12:35:14.028924583</meta:creation-date>
    <dc:date>2024-12-09T12:32:05.657318440</dc:date>
    <meta:editing-duration>PT43M2S</meta:editing-duration>
    <meta:editing-cycles>6</meta:editing-cycles>
    <meta:generator>LibreOffice/24.2.5.2$Linux_X86_64 LibreOffice_project/420$Build-2</meta:generator>
    <meta:document-statistic meta:table-count="0" meta:image-count="0" meta:object-count="0" meta:page-count="6" meta:paragraph-count="183" meta:word-count="993" meta:character-count="8573" meta:non-whitespace-character-count="7412"/>
  </office:meta>
</office:document-meta>
</file>